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977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1.88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11">
      <style:text-properties fo:font-weight="bold" style:font-weight-asian="bold" style:font-weight-complex="bold"/>
    </style:style>
    <style:style style:name="ce4" style:family="table-cell" style:parent-style-name="Default" style:data-style-name="N11"/>
    <style:style style:name="ce5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/>
    <style:style style:name="ce8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NtoN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2" table:default-cell-style-name="ce4"/>
        <table:table-column table:style-name="co3" table:default-cell-style-name="Default"/>
        <table:table-column table:style-name="co2" table:default-cell-style-name="ce4"/>
        <table:table-column table:style-name="co3" table:default-cell-style-name="Default"/>
        <table:table-column table:style-name="co2" table:default-cell-style-name="ce4"/>
        <table:table-column table:style-name="co3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number-columns-repeated="1637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3" office:value-type="string" calcext:value-type="string">
            <text:p>T1 RATE</text:p>
          </table:table-cell>
          <table:table-cell table:style-name="ce1" office:value-type="string" calcext:value-type="string">
            <text:p>T1 CALLS</text:p>
          </table:table-cell>
          <table:table-cell table:style-name="ce3" office:value-type="string" calcext:value-type="string">
            <text:p>T2 RATE</text:p>
          </table:table-cell>
          <table:table-cell table:style-name="ce1" office:value-type="string" calcext:value-type="string">
            <text:p>T2 CALLS</text:p>
          </table:table-cell>
          <table:table-cell table:style-name="ce3" office:value-type="string" calcext:value-type="string">
            <text:p>T4 RATE</text:p>
          </table:table-cell>
          <table:table-cell table:style-name="ce1" office:value-type="string" calcext:value-type="string">
            <text:p>T4 CALLS</text:p>
          </table:table-cell>
          <table:table-cell table:style-name="ce3" office:value-type="string" calcext:value-type="string">
            <text:p>T5 RATE</text:p>
          </table:table-cell>
          <table:table-cell table:style-name="ce1" office:value-type="string" calcext:value-type="string">
            <text:p>T5 CALLS</text:p>
          </table:table-cell>
          <table:table-cell table:style-name="ce3" office:value-type="string" calcext:value-type="string">
            <text:p>T10 RATE</text:p>
          </table:table-cell>
          <table:table-cell table:style-name="ce1" office:value-type="string" calcext:value-type="string">
            <text:p>T10 CALLS</text:p>
          </table:table-cell>
          <table:table-cell table:style-name="ce1" table:number-columns-repeated="16373"/>
        </table:table-row>
        <table:table-row table:style-name="ro1">
          <table:table-cell office:value-type="string" calcext:value-type="string">
            <text:p>BF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625" calcext:value-type="float">
            <text:p>126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649" calcext:value-type="float">
            <text:p>116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10" calcext:value-type="float">
            <text:p>89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47" calcext:value-type="float">
            <text:p>864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01" calcext:value-type="float">
            <text:p>420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F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108" calcext:value-type="float">
            <text:p>131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199" calcext:value-type="float">
            <text:p>111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35" calcext:value-type="float">
            <text:p>99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30" calcext:value-type="float">
            <text:p>7730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4289" calcext:value-type="float">
            <text:p>428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RANIN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74" calcext:value-type="float">
            <text:p>8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45" calcext:value-type="float">
            <text:p>704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861" calcext:value-type="float">
            <text:p>58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789" calcext:value-type="float">
            <text:p>57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13" calcext:value-type="float">
            <text:p>35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IGAR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274" calcext:value-type="float">
            <text:p>402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606" calcext:value-type="float">
            <text:p>3960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355" calcext:value-type="float">
            <text:p>383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258" calcext:value-type="float">
            <text:p>342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54" calcext:value-type="float">
            <text:p>475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M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12" calcext:value-type="float">
            <text:p>115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75" calcext:value-type="float">
            <text:p>124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583" calcext:value-type="float">
            <text:p>135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565" calcext:value-type="float">
            <text:p>12565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4359" calcext:value-type="float">
            <text:p>435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ISCUS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848" calcext:value-type="float">
            <text:p>378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209" calcext:value-type="float">
            <text:p>322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75" calcext:value-type="float">
            <text:p>124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154" calcext:value-type="float">
            <text:p>61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42" calcext:value-type="float">
            <text:p>46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ASOM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08" calcext:value-type="float">
            <text:p>46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39" calcext:value-type="float">
            <text:p>37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20" calcext:value-type="float">
            <text:p>33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21" calcext:value-type="float">
            <text:p>31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66" calcext:value-type="float">
            <text:p>276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LP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436" calcext:value-type="float">
            <text:p>234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200" calcext:value-type="float">
            <text:p>152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707" calcext:value-type="float">
            <text:p>87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91" calcext:value-type="float">
            <text:p>70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22" calcext:value-type="float">
            <text:p>442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XP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62" calcext:value-type="float">
            <text:p>90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896" calcext:value-type="float">
            <text:p>98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81" calcext:value-type="float">
            <text:p>110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607" calcext:value-type="float">
            <text:p>106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48" calcext:value-type="float">
            <text:p>594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XP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408" calcext:value-type="float">
            <text:p>224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008" calcext:value-type="float">
            <text:p>160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320" calcext:value-type="float">
            <text:p>233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307" calcext:value-type="float">
            <text:p>273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46" calcext:value-type="float">
            <text:p>454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XP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238" calcext:value-type="float">
            <text:p>402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175" calcext:value-type="float">
            <text:p>401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568" calcext:value-type="float">
            <text:p>385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175" calcext:value-type="float">
            <text:p>261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06" calcext:value-type="float">
            <text:p>360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KLS2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70" calcext:value-type="float">
            <text:p>80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84" calcext:value-type="float">
            <text:p>82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80" calcext:value-type="float">
            <text:p>74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08" calcext:value-type="float">
            <text:p>78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43" calcext:value-type="float">
            <text:p>384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KLS350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0696" calcext:value-type="float">
            <text:p>106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051" calcext:value-type="float">
            <text:p>120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673" calcext:value-type="float">
            <text:p>96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674" calcext:value-type="float">
            <text:p>96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70" calcext:value-type="float">
            <text:p>387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64" calcext:value-type="float">
            <text:p>110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92" calcext:value-type="float">
            <text:p>94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752" calcext:value-type="float">
            <text:p>67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32" calcext:value-type="float">
            <text:p>543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677" calcext:value-type="float">
            <text:p>367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876" calcext:value-type="float">
            <text:p>128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612" calcext:value-type="float">
            <text:p>56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40" calcext:value-type="float">
            <text:p>48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75" calcext:value-type="float">
            <text:p>40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92" calcext:value-type="float">
            <text:p>349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377" calcext:value-type="float">
            <text:p>383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50" calcext:value-type="float">
            <text:p>63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78" calcext:value-type="float">
            <text:p>42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70" calcext:value-type="float">
            <text:p>38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77" calcext:value-type="float">
            <text:p>357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NSEN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67" calcext:value-type="float">
            <text:p>12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62" calcext:value-type="float">
            <text:p>83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26" calcext:value-type="float">
            <text:p>35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65" calcext:value-type="float">
            <text:p>32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45" calcext:value-type="float">
            <text:p>284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RTMAN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18" calcext:value-type="float">
            <text:p>100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35" calcext:value-type="float">
            <text:p>102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49" calcext:value-type="float">
            <text:p>104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110" calcext:value-type="float">
            <text:p>111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41" calcext:value-type="float">
            <text:p>494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RTMAN6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15082" calcext:value-type="float">
            <text:p>15082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5207" calcext:value-type="float">
            <text:p>15207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13687" calcext:value-type="float">
            <text:p>13687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1242" calcext:value-type="float">
            <text:p>11242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4056" calcext:value-type="float">
            <text:p>405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9286" calcext:value-type="float">
            <text:p>92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23" calcext:value-type="float">
            <text:p>84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64" calcext:value-type="float">
            <text:p>46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04" calcext:value-type="float">
            <text:p>48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34" calcext:value-type="float">
            <text:p>323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120" calcext:value-type="float">
            <text:p>251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9500" calcext:value-type="float">
            <text:p>195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685" calcext:value-type="float">
            <text:p>1568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710" calcext:value-type="float">
            <text:p>147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89" calcext:value-type="float">
            <text:p>488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577" calcext:value-type="float">
            <text:p>385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020" calcext:value-type="float">
            <text:p>240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557" calcext:value-type="float">
            <text:p>225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848" calcext:value-type="float">
            <text:p>208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89" calcext:value-type="float">
            <text:p>528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HEKEL5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15409" calcext:value-type="float">
            <text:p>15409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14337" calcext:value-type="float">
            <text:p>14337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14009" calcext:value-type="float">
            <text:p>14009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10657" calcext:value-type="float">
            <text:p>10657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3848" calcext:value-type="float">
            <text:p>384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HEKEL7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14989" calcext:value-type="float">
            <text:p>14989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2904" calcext:value-type="float">
            <text:p>12904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12445" calcext:value-type="float">
            <text:p>12445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0805" calcext:value-type="float">
            <text:p>10805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4187" calcext:value-type="float">
            <text:p>418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HEKEL10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15085" calcext:value-type="float">
            <text:p>15085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3662" calcext:value-type="float">
            <text:p>13662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1922" calcext:value-type="float">
            <text:p>11922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2677" calcext:value-type="float">
            <text:p>12677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3797" calcext:value-type="float">
            <text:p>379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INU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298" calcext:value-type="float">
            <text:p>122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632" calcext:value-type="float">
            <text:p>136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217" calcext:value-type="float">
            <text:p>142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376" calcext:value-type="float">
            <text:p>1337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4433" calcext:value-type="float">
            <text:p>443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INU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500" calcext:value-type="float">
            <text:p>155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368" calcext:value-type="float">
            <text:p>163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177" calcext:value-type="float">
            <text:p>201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121" calcext:value-type="float">
            <text:p>20121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5147" calcext:value-type="float">
            <text:p>514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EST2N4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4520" calcext:value-type="float">
            <text:p>14520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3142" calcext:value-type="float">
            <text:p>13142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9336" calcext:value-type="float">
            <text:p>9336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7483" calcext:value-type="float">
            <text:p>7483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4267" calcext:value-type="float">
            <text:p>426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EST2N5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14801" calcext:value-type="float">
            <text:p>14801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4923" calcext:value-type="float">
            <text:p>14923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7841" calcext:value-type="float">
            <text:p>7841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5429" calcext:value-type="float">
            <text:p>5429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3891" calcext:value-type="float">
            <text:p>389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EST2N6</text:p>
          </table:table-cell>
          <table:table-cell office:value-type="percentage" office:value="0.2333" calcext:value-type="percentage">
            <text:p>23,33%</text:p>
          </table:table-cell>
          <table:table-cell office:value-type="float" office:value="17444" calcext:value-type="float">
            <text:p>17444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14348" calcext:value-type="float">
            <text:p>14348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6763" calcext:value-type="float">
            <text:p>6763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5574" calcext:value-type="float">
            <text:p>5574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3871" calcext:value-type="float">
            <text:p>387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EST2N7</text:p>
          </table:table-cell>
          <table:table-cell office:value-type="percentage" office:value="0.2333" calcext:value-type="percentage">
            <text:p>23,33%</text:p>
          </table:table-cell>
          <table:table-cell office:value-type="float" office:value="27780" calcext:value-type="float">
            <text:p>27780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14950" calcext:value-type="float">
            <text:p>14950</text:p>
          </table:table-cell>
          <table:table-cell office:value-type="percentage" office:value="0.3" calcext:value-type="percentage">
            <text:p>30,00%</text:p>
          </table:table-cell>
          <table:table-cell office:value-type="float" office:value="8815" calcext:value-type="float">
            <text:p>8815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6312" calcext:value-type="float">
            <text:p>6312</text:p>
          </table:table-cell>
          <table:table-cell office:value-type="percentage" office:value="0.2667" calcext:value-type="percentage">
            <text:p>26,67%</text:p>
          </table:table-cell>
          <table:table-cell office:value-type="float" office:value="3943" calcext:value-type="float">
            <text:p>394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EST30N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14" calcext:value-type="float">
            <text:p>78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51" calcext:value-type="float">
            <text:p>765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13" calcext:value-type="float">
            <text:p>70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62" calcext:value-type="float">
            <text:p>74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37" calcext:value-type="float">
            <text:p>473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EST30N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14" calcext:value-type="float">
            <text:p>80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40" calcext:value-type="float">
            <text:p>84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970" calcext:value-type="float">
            <text:p>79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05" calcext:value-type="float">
            <text:p>63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47" calcext:value-type="float">
            <text:p>4447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table:style-name="ce2"/>
          <table:table-cell table:style-name="ce5" table:formula="of:=AVERAGE([.B2:.B34])" office:value-type="percentage" office:value="0.872724242424242" calcext:value-type="percentage">
            <text:p>87,27%</text:p>
          </table:table-cell>
          <table:table-cell table:style-name="ce2" table:formula="of:=SUM([.C2:.C34])" office:value-type="float" office:value="578980" calcext:value-type="float">
            <text:p>578980</text:p>
          </table:table-cell>
          <table:table-cell table:style-name="ce5" table:formula="of:=AVERAGE([.D2:.D34])" office:value-type="percentage" office:value="0.917169696969697" calcext:value-type="percentage">
            <text:p>91,72%</text:p>
          </table:table-cell>
          <table:table-cell table:style-name="ce2" table:formula="of:=SUM([.E2:.E34])" office:value-type="float" office:value="471094" calcext:value-type="float">
            <text:p>471094</text:p>
          </table:table-cell>
          <table:table-cell table:style-name="ce5" table:formula="of:=AVERAGE([.F2:.F34])" office:value-type="percentage" office:value="0.906060606060606" calcext:value-type="percentage">
            <text:p>90,61%</text:p>
          </table:table-cell>
          <table:table-cell table:style-name="ce2" table:formula="of:=SUM([.G2:.G34])" office:value-type="float" office:value="398214" calcext:value-type="float">
            <text:p>398214</text:p>
          </table:table-cell>
          <table:table-cell table:style-name="ce5" table:formula="of:=AVERAGE([.H2:.H34])" office:value-type="percentage" office:value="0.921209090909091" calcext:value-type="percentage">
            <text:p>92,12%</text:p>
          </table:table-cell>
          <table:table-cell table:style-name="ce2" table:formula="of:=SUM([.I2:.I34])" office:value-type="float" office:value="352483" calcext:value-type="float">
            <text:p>352483</text:p>
          </table:table-cell>
          <table:table-cell table:style-name="ce5" table:formula="of:=AVERAGE([.J2:.J34])" office:value-type="percentage" office:value="0.901009090909091" calcext:value-type="percentage">
            <text:p>90,10%</text:p>
          </table:table-cell>
          <table:table-cell table:style-name="ce2" table:formula="of:=SUM([.K2:.K34])" office:value-type="float" office:value="137327" calcext:value-type="float">
            <text:p>137327</text:p>
          </table:table-cell>
          <table:table-cell table:style-name="ce2" table:number-columns-repeated="16373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1to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2" table:default-cell-style-name="ce4"/>
        <table:table-column table:style-name="co3" table:default-cell-style-name="Default"/>
        <table:table-column table:style-name="co2" table:default-cell-style-name="ce4"/>
        <table:table-column table:style-name="co3" table:default-cell-style-name="Default"/>
        <table:table-column table:style-name="co2" table:default-cell-style-name="ce4"/>
        <table:table-column table:style-name="co3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number-columns-repeated="1637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3" office:value-type="string" calcext:value-type="string">
            <text:p>T1 RATE</text:p>
          </table:table-cell>
          <table:table-cell table:style-name="ce1" office:value-type="string" calcext:value-type="string">
            <text:p>T1 CALLS</text:p>
          </table:table-cell>
          <table:table-cell table:style-name="ce3" office:value-type="string" calcext:value-type="string">
            <text:p>T2 RATE</text:p>
          </table:table-cell>
          <table:table-cell table:style-name="ce1" office:value-type="string" calcext:value-type="string">
            <text:p>T2 CALLS</text:p>
          </table:table-cell>
          <table:table-cell table:style-name="ce3" office:value-type="string" calcext:value-type="string">
            <text:p>T4 RATE</text:p>
          </table:table-cell>
          <table:table-cell table:style-name="ce1" office:value-type="string" calcext:value-type="string">
            <text:p>T4 CALLS</text:p>
          </table:table-cell>
          <table:table-cell table:style-name="ce3" office:value-type="string" calcext:value-type="string">
            <text:p>T5 RATE</text:p>
          </table:table-cell>
          <table:table-cell table:style-name="ce1" office:value-type="string" calcext:value-type="string">
            <text:p>T5 CALLS</text:p>
          </table:table-cell>
          <table:table-cell table:style-name="ce3" office:value-type="string" calcext:value-type="string">
            <text:p>T10 RATE</text:p>
          </table:table-cell>
          <table:table-cell table:style-name="ce1" office:value-type="string" calcext:value-type="string">
            <text:p>T10 CALLS</text:p>
          </table:table-cell>
          <table:table-cell table:style-name="ce1" table:number-columns-repeated="16373"/>
        </table:table-row>
        <table:table-row table:style-name="ro1">
          <table:table-cell office:value-type="string" calcext:value-type="string">
            <text:p>BF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625" calcext:value-type="float">
            <text:p>126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660" calcext:value-type="float">
            <text:p>116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84" calcext:value-type="float">
            <text:p>99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15" calcext:value-type="float">
            <text:p>1031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66" calcext:value-type="float">
            <text:p>666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F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108" calcext:value-type="float">
            <text:p>131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600" calcext:value-type="float">
            <text:p>116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63" calcext:value-type="float">
            <text:p>103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03" calcext:value-type="float">
            <text:p>94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964" calcext:value-type="float">
            <text:p>69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RANIN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74" calcext:value-type="float">
            <text:p>8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953" calcext:value-type="float">
            <text:p>69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12" calcext:value-type="float">
            <text:p>54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170" calcext:value-type="float">
            <text:p>51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41" calcext:value-type="float">
            <text:p>414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IGAR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274" calcext:value-type="float">
            <text:p>402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180" calcext:value-type="float">
            <text:p>401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763" calcext:value-type="float">
            <text:p>397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887" calcext:value-type="float">
            <text:p>3888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291" calcext:value-type="float">
            <text:p>2129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M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12" calcext:value-type="float">
            <text:p>115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019" calcext:value-type="float">
            <text:p>1201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203" calcext:value-type="float">
            <text:p>122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39" calcext:value-type="float">
            <text:p>123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910" calcext:value-type="float">
            <text:p>99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ISCUS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848" calcext:value-type="float">
            <text:p>378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044" calcext:value-type="float">
            <text:p>260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211" calcext:value-type="float">
            <text:p>132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989" calcext:value-type="float">
            <text:p>109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71" calcext:value-type="float">
            <text:p>417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ASOM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08" calcext:value-type="float">
            <text:p>46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27" calcext:value-type="float">
            <text:p>39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60" calcext:value-type="float">
            <text:p>36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13" calcext:value-type="float">
            <text:p>35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10" calcext:value-type="float">
            <text:p>31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LP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436" calcext:value-type="float">
            <text:p>234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469" calcext:value-type="float">
            <text:p>264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268" calcext:value-type="float">
            <text:p>142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100" calcext:value-type="float">
            <text:p>111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462" calcext:value-type="float">
            <text:p>746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XP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62" calcext:value-type="float">
            <text:p>90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691" calcext:value-type="float">
            <text:p>96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678" calcext:value-type="float">
            <text:p>96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596" calcext:value-type="float">
            <text:p>95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31" calcext:value-type="float">
            <text:p>943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XP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408" calcext:value-type="float">
            <text:p>224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608" calcext:value-type="float">
            <text:p>156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025" calcext:value-type="float">
            <text:p>180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307" calcext:value-type="float">
            <text:p>213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991" calcext:value-type="float">
            <text:p>2199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XP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238" calcext:value-type="float">
            <text:p>402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177" calcext:value-type="float">
            <text:p>401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856" calcext:value-type="float">
            <text:p>398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731" calcext:value-type="float">
            <text:p>397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234" calcext:value-type="float">
            <text:p>2423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KLS2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70" calcext:value-type="float">
            <text:p>80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09" calcext:value-type="float">
            <text:p>78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25" calcext:value-type="float">
            <text:p>72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853" calcext:value-type="float">
            <text:p>685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91" calcext:value-type="float">
            <text:p>559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KLS350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0696" calcext:value-type="float">
            <text:p>106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488" calcext:value-type="float">
            <text:p>114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78" calcext:value-type="float">
            <text:p>1057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95" calcext:value-type="float">
            <text:p>100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279" calcext:value-type="float">
            <text:p>727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64" calcext:value-type="float">
            <text:p>110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681" calcext:value-type="float">
            <text:p>1068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27" calcext:value-type="float">
            <text:p>91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926" calcext:value-type="float">
            <text:p>89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604" calcext:value-type="float">
            <text:p>560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876" calcext:value-type="float">
            <text:p>128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68" calcext:value-type="float">
            <text:p>55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18" calcext:value-type="float">
            <text:p>50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56" calcext:value-type="float">
            <text:p>47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33" calcext:value-type="float">
            <text:p>433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377" calcext:value-type="float">
            <text:p>383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05" calcext:value-type="float">
            <text:p>490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55" calcext:value-type="float">
            <text:p>44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21" calcext:value-type="float">
            <text:p>422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16" calcext:value-type="float">
            <text:p>401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NSEN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67" calcext:value-type="float">
            <text:p>12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67" calcext:value-type="float">
            <text:p>50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40" calcext:value-type="float">
            <text:p>43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31" calcext:value-type="float">
            <text:p>40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18" calcext:value-type="float">
            <text:p>351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RTMAN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18" calcext:value-type="float">
            <text:p>100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63" calcext:value-type="float">
            <text:p>102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162" calcext:value-type="float">
            <text:p>101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711" calcext:value-type="float">
            <text:p>97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34" calcext:value-type="float">
            <text:p>823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RTMAN6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15082" calcext:value-type="float">
            <text:p>15082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9816" calcext:value-type="float">
            <text:p>9816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7212" calcext:value-type="float">
            <text:p>72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94" calcext:value-type="float">
            <text:p>71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35" calcext:value-type="float">
            <text:p>59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9286" calcext:value-type="float">
            <text:p>92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32" calcext:value-type="float">
            <text:p>94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27" calcext:value-type="float">
            <text:p>62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974" calcext:value-type="float">
            <text:p>59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54" calcext:value-type="float">
            <text:p>425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120" calcext:value-type="float">
            <text:p>251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084" calcext:value-type="float">
            <text:p>200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454" calcext:value-type="float">
            <text:p>164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244" calcext:value-type="float">
            <text:p>122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574" calcext:value-type="float">
            <text:p>757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577" calcext:value-type="float">
            <text:p>385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195" calcext:value-type="float">
            <text:p>2519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531" calcext:value-type="float">
            <text:p>225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508" calcext:value-type="float">
            <text:p>185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587" calcext:value-type="float">
            <text:p>958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HEKEL5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15409" calcext:value-type="float">
            <text:p>15409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4112" calcext:value-type="float">
            <text:p>14112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8574" calcext:value-type="float">
            <text:p>8574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7898" calcext:value-type="float">
            <text:p>78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48" calcext:value-type="float">
            <text:p>494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HEKEL7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14989" calcext:value-type="float">
            <text:p>14989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3800" calcext:value-type="float">
            <text:p>13800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9227" calcext:value-type="float">
            <text:p>922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8717" calcext:value-type="float">
            <text:p>87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50" calcext:value-type="float">
            <text:p>505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HEKEL10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15085" calcext:value-type="float">
            <text:p>15085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4662" calcext:value-type="float">
            <text:p>14662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0268" calcext:value-type="float">
            <text:p>10268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8229" calcext:value-type="float">
            <text:p>8229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4871" calcext:value-type="float">
            <text:p>487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INU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298" calcext:value-type="float">
            <text:p>122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997" calcext:value-type="float">
            <text:p>129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172" calcext:value-type="float">
            <text:p>131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842" calcext:value-type="float">
            <text:p>128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16" calcext:value-type="float">
            <text:p>1031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INU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500" calcext:value-type="float">
            <text:p>155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475" calcext:value-type="float">
            <text:p>154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442" calcext:value-type="float">
            <text:p>1644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375" calcext:value-type="float">
            <text:p>1637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732" calcext:value-type="float">
            <text:p>1273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EST2N4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4520" calcext:value-type="float">
            <text:p>14520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5043" calcext:value-type="float">
            <text:p>150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346" calcext:value-type="float">
            <text:p>123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769" calcext:value-type="float">
            <text:p>97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66" calcext:value-type="float">
            <text:p>456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EST2N5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14801" calcext:value-type="float">
            <text:p>14801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6097" calcext:value-type="float">
            <text:p>1609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2358" calcext:value-type="float">
            <text:p>12358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9440" calcext:value-type="float">
            <text:p>9440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813" calcext:value-type="float">
            <text:p>48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EST2N6</text:p>
          </table:table-cell>
          <table:table-cell office:value-type="percentage" office:value="0.2333" calcext:value-type="percentage">
            <text:p>23,33%</text:p>
          </table:table-cell>
          <table:table-cell office:value-type="float" office:value="17444" calcext:value-type="float">
            <text:p>17444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16224" calcext:value-type="float">
            <text:p>16224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9103" calcext:value-type="float">
            <text:p>9103</text:p>
          </table:table-cell>
          <table:table-cell office:value-type="percentage" office:value="0.5667" calcext:value-type="percentage">
            <text:p>56,67%</text:p>
          </table:table-cell>
          <table:table-cell office:value-type="float" office:value="7855" calcext:value-type="float">
            <text:p>7855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4410" calcext:value-type="float">
            <text:p>44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EST2N7</text:p>
          </table:table-cell>
          <table:table-cell office:value-type="percentage" office:value="0.2333" calcext:value-type="percentage">
            <text:p>23,33%</text:p>
          </table:table-cell>
          <table:table-cell office:value-type="float" office:value="22780" calcext:value-type="float">
            <text:p>22780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20330" calcext:value-type="float">
            <text:p>20330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12699" calcext:value-type="float">
            <text:p>12699</text:p>
          </table:table-cell>
          <table:table-cell office:value-type="percentage" office:value="0.5" calcext:value-type="percentage">
            <text:p>50,00%</text:p>
          </table:table-cell>
          <table:table-cell office:value-type="float" office:value="9773" calcext:value-type="float">
            <text:p>9773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4243" calcext:value-type="float">
            <text:p>424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EST30N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14" calcext:value-type="float">
            <text:p>78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967" calcext:value-type="float">
            <text:p>79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10" calcext:value-type="float">
            <text:p>70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82" calcext:value-type="float">
            <text:p>638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14" calcext:value-type="float">
            <text:p>501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EST30N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14" calcext:value-type="float">
            <text:p>80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83" calcext:value-type="float">
            <text:p>76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68" calcext:value-type="float">
            <text:p>65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17" calcext:value-type="float">
            <text:p>63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90" calcext:value-type="float">
            <text:p>5090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table:style-name="ce2"/>
          <table:table-cell table:style-name="ce5" table:formula="of:=AVERAGE([.B2:.B34])" office:value-type="percentage" office:value="0.872724242424242" calcext:value-type="percentage">
            <text:p>87,27%</text:p>
          </table:table-cell>
          <table:table-cell table:style-name="ce2" table:formula="of:=SUM([.C2:.C34])" office:value-type="float" office:value="573980" calcext:value-type="float">
            <text:p>573980</text:p>
          </table:table-cell>
          <table:table-cell table:style-name="ce5" table:formula="of:=AVERAGE([.D2:.D34])" office:value-type="percentage" office:value="0.934348484848485" calcext:value-type="percentage">
            <text:p>93,43%</text:p>
          </table:table-cell>
          <table:table-cell table:style-name="ce2" table:formula="of:=SUM([.E2:.E34])" office:value-type="float" office:value="479026" calcext:value-type="float">
            <text:p>479026</text:p>
          </table:table-cell>
          <table:table-cell table:style-name="ce5" table:formula="of:=AVERAGE([.F2:.F34])" office:value-type="percentage" office:value="0.961615151515152" calcext:value-type="percentage">
            <text:p>96,16%</text:p>
          </table:table-cell>
          <table:table-cell table:style-name="ce2" table:formula="of:=SUM([.G2:.G34])" office:value-type="float" office:value="397519" calcext:value-type="float">
            <text:p>397519</text:p>
          </table:table-cell>
          <table:table-cell table:style-name="ce5" table:formula="of:=AVERAGE([.H2:.H34])" office:value-type="percentage" office:value="0.964645454545455" calcext:value-type="percentage">
            <text:p>96,46%</text:p>
          </table:table-cell>
          <table:table-cell table:style-name="ce2" table:formula="of:=SUM([.I2:.I34])" office:value-type="float" office:value="368460" calcext:value-type="float">
            <text:p>368460</text:p>
          </table:table-cell>
          <table:table-cell table:style-name="ce5" table:formula="of:=AVERAGE([.J2:.J34])" office:value-type="percentage" office:value="0.966666666666667" calcext:value-type="percentage">
            <text:p>96,67%</text:p>
          </table:table-cell>
          <table:table-cell table:style-name="ce2" table:formula="of:=SUM([.K2:.K34])" office:value-type="float" office:value="251349" calcext:value-type="float">
            <text:p>251349</text:p>
          </table:table-cell>
          <table:table-cell table:style-name="ce2" table:number-columns-repeated="16373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1toN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2" table:default-cell-style-name="ce4"/>
        <table:table-column table:style-name="co3" table:default-cell-style-name="Default"/>
        <table:table-column table:style-name="co2" table:default-cell-style-name="ce4"/>
        <table:table-column table:style-name="co3" table:default-cell-style-name="Default"/>
        <table:table-column table:style-name="co2" table:default-cell-style-name="ce4"/>
        <table:table-column table:style-name="co3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number-columns-repeated="1637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3" office:value-type="string" calcext:value-type="string">
            <text:p>T1 RATE</text:p>
          </table:table-cell>
          <table:table-cell table:style-name="ce1" office:value-type="string" calcext:value-type="string">
            <text:p>T1 CALLS</text:p>
          </table:table-cell>
          <table:table-cell table:style-name="ce3" office:value-type="string" calcext:value-type="string">
            <text:p>T2 RATE</text:p>
          </table:table-cell>
          <table:table-cell table:style-name="ce1" office:value-type="string" calcext:value-type="string">
            <text:p>T2 CALLS</text:p>
          </table:table-cell>
          <table:table-cell table:style-name="ce3" office:value-type="string" calcext:value-type="string">
            <text:p>T4 RATE</text:p>
          </table:table-cell>
          <table:table-cell table:style-name="ce1" office:value-type="string" calcext:value-type="string">
            <text:p>T4 CALLS</text:p>
          </table:table-cell>
          <table:table-cell table:style-name="ce3" office:value-type="string" calcext:value-type="string">
            <text:p>T5 RATE</text:p>
          </table:table-cell>
          <table:table-cell table:style-name="ce1" office:value-type="string" calcext:value-type="string">
            <text:p>T5 CALLS</text:p>
          </table:table-cell>
          <table:table-cell table:style-name="ce3" office:value-type="string" calcext:value-type="string">
            <text:p>T10 RATE</text:p>
          </table:table-cell>
          <table:table-cell table:style-name="ce1" office:value-type="string" calcext:value-type="string">
            <text:p>T10 CALLS</text:p>
          </table:table-cell>
          <table:table-cell table:style-name="ce1" table:number-columns-repeated="16373"/>
        </table:table-row>
        <table:table-row table:style-name="ro1">
          <table:table-cell office:value-type="string" calcext:value-type="string">
            <text:p>BF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625" calcext:value-type="float">
            <text:p>126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55" calcext:value-type="float">
            <text:p>1245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36" calcext:value-type="float">
            <text:p>93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08" calcext:value-type="float">
            <text:p>840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4386" calcext:value-type="float">
            <text:p>438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F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108" calcext:value-type="float">
            <text:p>131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25" calcext:value-type="float">
            <text:p>121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689" calcext:value-type="float">
            <text:p>86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24" calcext:value-type="float">
            <text:p>8024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4167" calcext:value-type="float">
            <text:p>416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RANIN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74" calcext:value-type="float">
            <text:p>8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48" calcext:value-type="float">
            <text:p>64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89" calcext:value-type="float">
            <text:p>49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33" calcext:value-type="float">
            <text:p>46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81" calcext:value-type="float">
            <text:p>338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IGAR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274" calcext:value-type="float">
            <text:p>402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186" calcext:value-type="float">
            <text:p>401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8333" calcext:value-type="float">
            <text:p>283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035" calcext:value-type="float">
            <text:p>25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10" calcext:value-type="float">
            <text:p>421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M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12" calcext:value-type="float">
            <text:p>115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37" calcext:value-type="float">
            <text:p>1213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88" calcext:value-type="float">
            <text:p>130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195" calcext:value-type="float">
            <text:p>14195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585" calcext:value-type="float">
            <text:p>458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ISCUS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848" calcext:value-type="float">
            <text:p>378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870" calcext:value-type="float">
            <text:p>308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80" calcext:value-type="float">
            <text:p>918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84" calcext:value-type="float">
            <text:p>648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60" calcext:value-type="float">
            <text:p>426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ASOM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08" calcext:value-type="float">
            <text:p>46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63" calcext:value-type="float">
            <text:p>386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316" calcext:value-type="float">
            <text:p>33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72" calcext:value-type="float">
            <text:p>30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66" calcext:value-type="float">
            <text:p>266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LP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436" calcext:value-type="float">
            <text:p>234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750" calcext:value-type="float">
            <text:p>247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599" calcext:value-type="float">
            <text:p>1259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27" calcext:value-type="float">
            <text:p>130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794" calcext:value-type="float">
            <text:p>479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XP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62" calcext:value-type="float">
            <text:p>90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636" calcext:value-type="float">
            <text:p>96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25" calcext:value-type="float">
            <text:p>104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654" calcext:value-type="float">
            <text:p>106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601" calcext:value-type="float">
            <text:p>660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XP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408" calcext:value-type="float">
            <text:p>224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462" calcext:value-type="float">
            <text:p>164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1603" calcext:value-type="float">
            <text:p>216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289" calcext:value-type="float">
            <text:p>292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06" calcext:value-type="float">
            <text:p>390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XP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238" calcext:value-type="float">
            <text:p>402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176" calcext:value-type="float">
            <text:p>401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097" calcext:value-type="float">
            <text:p>340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959" calcext:value-type="float">
            <text:p>119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21" calcext:value-type="float">
            <text:p>362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KLS2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70" calcext:value-type="float">
            <text:p>80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43" calcext:value-type="float">
            <text:p>764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94" calcext:value-type="float">
            <text:p>769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68" calcext:value-type="float">
            <text:p>656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85" calcext:value-type="float">
            <text:p>368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KLS350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0696" calcext:value-type="float">
            <text:p>106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50" calcext:value-type="float">
            <text:p>115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041" calcext:value-type="float">
            <text:p>1204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366" calcext:value-type="float">
            <text:p>103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23" calcext:value-type="float">
            <text:p>402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64" calcext:value-type="float">
            <text:p>110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900" calcext:value-type="float">
            <text:p>109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148" calcext:value-type="float">
            <text:p>71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22" calcext:value-type="float">
            <text:p>602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3777" calcext:value-type="float">
            <text:p>377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876" calcext:value-type="float">
            <text:p>128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31" calcext:value-type="float">
            <text:p>55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50" calcext:value-type="float">
            <text:p>42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11" calcext:value-type="float">
            <text:p>40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00" calcext:value-type="float">
            <text:p>350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377" calcext:value-type="float">
            <text:p>383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35" calcext:value-type="float">
            <text:p>503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89" calcext:value-type="float">
            <text:p>40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02" calcext:value-type="float">
            <text:p>400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01" calcext:value-type="float">
            <text:p>360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NSEN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67" calcext:value-type="float">
            <text:p>1246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5676" calcext:value-type="float">
            <text:p>56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31" calcext:value-type="float">
            <text:p>323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092" calcext:value-type="float">
            <text:p>309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627" calcext:value-type="float">
            <text:p>262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RTMAN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18" calcext:value-type="float">
            <text:p>100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158" calcext:value-type="float">
            <text:p>101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90" calcext:value-type="float">
            <text:p>1059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154" calcext:value-type="float">
            <text:p>101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43" calcext:value-type="float">
            <text:p>544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RTMAN6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15082" calcext:value-type="float">
            <text:p>15082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9880" calcext:value-type="float">
            <text:p>9880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8940" calcext:value-type="float">
            <text:p>8940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6914" calcext:value-type="float">
            <text:p>6914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3756" calcext:value-type="float">
            <text:p>375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9286" calcext:value-type="float">
            <text:p>92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786" calcext:value-type="float">
            <text:p>87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622" calcext:value-type="float">
            <text:p>56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77" calcext:value-type="float">
            <text:p>40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36" calcext:value-type="float">
            <text:p>32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120" calcext:value-type="float">
            <text:p>251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929" calcext:value-type="float">
            <text:p>229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8210" calcext:value-type="float">
            <text:p>182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930" calcext:value-type="float">
            <text:p>1393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911" calcext:value-type="float">
            <text:p>491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577" calcext:value-type="float">
            <text:p>385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9307" calcext:value-type="float">
            <text:p>293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4061" calcext:value-type="float">
            <text:p>2406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423" calcext:value-type="float">
            <text:p>154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84" calcext:value-type="float">
            <text:p>538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HEKEL5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15409" calcext:value-type="float">
            <text:p>15409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2720" calcext:value-type="float">
            <text:p>12720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3269" calcext:value-type="float">
            <text:p>13269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9604" calcext:value-type="float">
            <text:p>9604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3738" calcext:value-type="float">
            <text:p>373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HEKEL7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14989" calcext:value-type="float">
            <text:p>14989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3036" calcext:value-type="float">
            <text:p>13036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5952" calcext:value-type="float">
            <text:p>1595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204" calcext:value-type="float">
            <text:p>122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25" calcext:value-type="float">
            <text:p>41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HEKEL10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15085" calcext:value-type="float">
            <text:p>15085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3967" calcext:value-type="float">
            <text:p>13967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4076" calcext:value-type="float">
            <text:p>1407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13418" calcext:value-type="float">
            <text:p>13418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3627" calcext:value-type="float">
            <text:p>362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INU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298" calcext:value-type="float">
            <text:p>122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764" calcext:value-type="float">
            <text:p>127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204" calcext:value-type="float">
            <text:p>142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757" calcext:value-type="float">
            <text:p>14757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4552" calcext:value-type="float">
            <text:p>455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INU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500" calcext:value-type="float">
            <text:p>155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593" calcext:value-type="float">
            <text:p>1559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324" calcext:value-type="float">
            <text:p>2032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754" calcext:value-type="float">
            <text:p>22754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4946" calcext:value-type="float">
            <text:p>494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EST2N4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4520" calcext:value-type="float">
            <text:p>14520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4139" calcext:value-type="float">
            <text:p>141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832" calcext:value-type="float">
            <text:p>9832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6633" calcext:value-type="float">
            <text:p>6633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3713" calcext:value-type="float">
            <text:p>37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EST2N5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14801" calcext:value-type="float">
            <text:p>14801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5079" calcext:value-type="float">
            <text:p>15079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6986" calcext:value-type="float">
            <text:p>6986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4819" calcext:value-type="float">
            <text:p>4819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3541" calcext:value-type="float">
            <text:p>354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EST2N6</text:p>
          </table:table-cell>
          <table:table-cell office:value-type="percentage" office:value="0.2333" calcext:value-type="percentage">
            <text:p>23,33%</text:p>
          </table:table-cell>
          <table:table-cell office:value-type="float" office:value="17444" calcext:value-type="float">
            <text:p>17444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20394" calcext:value-type="float">
            <text:p>20394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7286" calcext:value-type="float">
            <text:p>7286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5358" calcext:value-type="float">
            <text:p>5358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3591" calcext:value-type="float">
            <text:p>359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EST2N7</text:p>
          </table:table-cell>
          <table:table-cell office:value-type="percentage" office:value="0.2333" calcext:value-type="percentage">
            <text:p>23,33%</text:p>
          </table:table-cell>
          <table:table-cell office:value-type="float" office:value="22780" calcext:value-type="float">
            <text:p>22780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20498" calcext:value-type="float">
            <text:p>20498</text:p>
          </table:table-cell>
          <table:table-cell office:value-type="percentage" office:value="0.4" calcext:value-type="percentage">
            <text:p>40,00%</text:p>
          </table:table-cell>
          <table:table-cell office:value-type="float" office:value="8211" calcext:value-type="float">
            <text:p>8211</text:p>
          </table:table-cell>
          <table:table-cell office:value-type="percentage" office:value="0.3333" calcext:value-type="percentage">
            <text:p>33,33%</text:p>
          </table:table-cell>
          <table:table-cell office:value-type="float" office:value="5183" calcext:value-type="float">
            <text:p>5183</text:p>
          </table:table-cell>
          <table:table-cell office:value-type="percentage" office:value="0.2667" calcext:value-type="percentage">
            <text:p>26,67%</text:p>
          </table:table-cell>
          <table:table-cell office:value-type="float" office:value="3698" calcext:value-type="float">
            <text:p>369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EST30N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14" calcext:value-type="float">
            <text:p>78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374" calcext:value-type="float">
            <text:p>83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270" calcext:value-type="float">
            <text:p>62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538" calcext:value-type="float">
            <text:p>65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65" calcext:value-type="float">
            <text:p>426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EST30N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14" calcext:value-type="float">
            <text:p>80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11" calcext:value-type="float">
            <text:p>84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01" calcext:value-type="float">
            <text:p>800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938" calcext:value-type="float">
            <text:p>69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07" calcext:value-type="float">
            <text:p>4107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table:style-name="ce2"/>
          <table:table-cell table:style-name="ce5" table:formula="of:=AVERAGE([.B2:.B34])" office:value-type="percentage" office:value="0.872724242424242" calcext:value-type="percentage">
            <text:p>87,27%</text:p>
          </table:table-cell>
          <table:table-cell table:style-name="ce2" table:formula="of:=SUM([.C2:.C34])" office:value-type="float" office:value="573980" calcext:value-type="float">
            <text:p>573980</text:p>
          </table:table-cell>
          <table:table-cell table:style-name="ce5" table:formula="of:=AVERAGE([.D2:.D34])" office:value-type="percentage" office:value="0.932321212121212" calcext:value-type="percentage">
            <text:p>93,23%</text:p>
          </table:table-cell>
          <table:table-cell table:style-name="ce2" table:formula="of:=SUM([.E2:.E34])" office:value-type="float" office:value="491478" calcext:value-type="float">
            <text:p>491478</text:p>
          </table:table-cell>
          <table:table-cell table:style-name="ce5" table:formula="of:=AVERAGE([.F2:.F34])" office:value-type="percentage" office:value="0.945451515151515" calcext:value-type="percentage">
            <text:p>94,55%</text:p>
          </table:table-cell>
          <table:table-cell table:style-name="ce2" table:formula="of:=SUM([.G2:.G34])" office:value-type="float" office:value="385942" calcext:value-type="float">
            <text:p>385942</text:p>
          </table:table-cell>
          <table:table-cell table:style-name="ce5" table:formula="of:=AVERAGE([.H2:.H34])" office:value-type="percentage" office:value="0.956563636363636" calcext:value-type="percentage">
            <text:p>95,66%</text:p>
          </table:table-cell>
          <table:table-cell table:style-name="ce2" table:formula="of:=SUM([.I2:.I34])" office:value-type="float" office:value="327545" calcext:value-type="float">
            <text:p>327545</text:p>
          </table:table-cell>
          <table:table-cell table:style-name="ce5" table:formula="of:=AVERAGE([.J2:.J34])" office:value-type="percentage" office:value="0.91919696969697" calcext:value-type="percentage">
            <text:p>91,92%</text:p>
          </table:table-cell>
          <table:table-cell table:style-name="ce2" table:formula="of:=SUM([.K2:.K34])" office:value-type="float" office:value="134423" calcext:value-type="float">
            <text:p>134423</text:p>
          </table:table-cell>
          <table:table-cell table:style-name="ce2" table:number-columns-repeated="16373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to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Default"/>
        <table:table-column table:style-name="co2" table:default-cell-style-name="ce4"/>
        <table:table-column table:style-name="co3" table:default-cell-style-name="Default"/>
        <table:table-column table:style-name="co2" table:default-cell-style-name="ce4"/>
        <table:table-column table:style-name="co3" table:default-cell-style-name="Default"/>
        <table:table-column table:style-name="co2" table:default-cell-style-name="ce4"/>
        <table:table-column table:style-name="co3" table:default-cell-style-name="Default"/>
        <table:table-column table:style-name="co2" table:default-cell-style-name="ce4"/>
        <table:table-column table:style-name="co3" table:default-cell-style-name="Default"/>
        <table:table-column table:style-name="co4" table:number-columns-repeated="16373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3" office:value-type="string" calcext:value-type="string">
            <text:p>T1 RATE</text:p>
          </table:table-cell>
          <table:table-cell table:style-name="ce1" office:value-type="string" calcext:value-type="string">
            <text:p>T1 CALLS</text:p>
          </table:table-cell>
          <table:table-cell table:style-name="ce3" office:value-type="string" calcext:value-type="string">
            <text:p>T2 RATE</text:p>
          </table:table-cell>
          <table:table-cell table:style-name="ce1" office:value-type="string" calcext:value-type="string">
            <text:p>T2 CALLS</text:p>
          </table:table-cell>
          <table:table-cell table:style-name="ce3" office:value-type="string" calcext:value-type="string">
            <text:p>T4 RATE</text:p>
          </table:table-cell>
          <table:table-cell table:style-name="ce1" office:value-type="string" calcext:value-type="string">
            <text:p>T4 CALLS</text:p>
          </table:table-cell>
          <table:table-cell table:style-name="ce3" office:value-type="string" calcext:value-type="string">
            <text:p>T5 RATE</text:p>
          </table:table-cell>
          <table:table-cell table:style-name="ce1" office:value-type="string" calcext:value-type="string">
            <text:p>T5 CALLS</text:p>
          </table:table-cell>
          <table:table-cell table:style-name="ce3" office:value-type="string" calcext:value-type="string">
            <text:p>T10 RATE</text:p>
          </table:table-cell>
          <table:table-cell table:style-name="ce1" office:value-type="string" calcext:value-type="string">
            <text:p>T10 CALLS</text:p>
          </table:table-cell>
          <table:table-cell table:style-name="ce1" table:number-columns-repeated="16373"/>
        </table:table-row>
        <table:table-row table:style-name="ro1">
          <table:table-cell office:value-type="string" calcext:value-type="string">
            <text:p>BF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625" calcext:value-type="float">
            <text:p>126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813" calcext:value-type="float">
            <text:p>118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246" calcext:value-type="float">
            <text:p>92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71" calcext:value-type="float">
            <text:p>94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23" calcext:value-type="float">
            <text:p>732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F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108" calcext:value-type="float">
            <text:p>131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271" calcext:value-type="float">
            <text:p>1227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710" calcext:value-type="float">
            <text:p>97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578" calcext:value-type="float">
            <text:p>1057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7377" calcext:value-type="float">
            <text:p>737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RANIN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74" calcext:value-type="float">
            <text:p>85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307" calcext:value-type="float">
            <text:p>730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69" calcext:value-type="float">
            <text:p>546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203" calcext:value-type="float">
            <text:p>520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422" calcext:value-type="float">
            <text:p>442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IGAR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274" calcext:value-type="float">
            <text:p>4027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172" calcext:value-type="float">
            <text:p>401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6789" calcext:value-type="float">
            <text:p>367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527" calcext:value-type="float">
            <text:p>3552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821" calcext:value-type="float">
            <text:p>1582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M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12" calcext:value-type="float">
            <text:p>1151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09" calcext:value-type="float">
            <text:p>1210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144" calcext:value-type="float">
            <text:p>1214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296" calcext:value-type="float">
            <text:p>122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735" calcext:value-type="float">
            <text:p>97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ISCUS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848" calcext:value-type="float">
            <text:p>3784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2008" calcext:value-type="float">
            <text:p>320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789" calcext:value-type="float">
            <text:p>1278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667" calcext:value-type="float">
            <text:p>76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16" calcext:value-type="float">
            <text:p>411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ASOM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608" calcext:value-type="float">
            <text:p>46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783" calcext:value-type="float">
            <text:p>37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98" calcext:value-type="float">
            <text:p>35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496" calcext:value-type="float">
            <text:p>34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128" calcext:value-type="float">
            <text:p>312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LP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436" calcext:value-type="float">
            <text:p>234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132" calcext:value-type="float">
            <text:p>2513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659" calcext:value-type="float">
            <text:p>126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598" calcext:value-type="float">
            <text:p>95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22" calcext:value-type="float">
            <text:p>782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XP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062" calcext:value-type="float">
            <text:p>90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622" calcext:value-type="float">
            <text:p>96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657" calcext:value-type="float">
            <text:p>965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517" calcext:value-type="float">
            <text:p>951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76" calcext:value-type="float">
            <text:p>937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XP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408" calcext:value-type="float">
            <text:p>2240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325" calcext:value-type="float">
            <text:p>1632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0256" calcext:value-type="float">
            <text:p>202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833" calcext:value-type="float">
            <text:p>238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4146" calcext:value-type="float">
            <text:p>1414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EXP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238" calcext:value-type="float">
            <text:p>402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0188" calcext:value-type="float">
            <text:p>4018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996" calcext:value-type="float">
            <text:p>389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191" calcext:value-type="float">
            <text:p>381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682" calcext:value-type="float">
            <text:p>1268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KLS2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70" calcext:value-type="float">
            <text:p>807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428" calcext:value-type="float">
            <text:p>842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73" calcext:value-type="float">
            <text:p>70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966" calcext:value-type="float">
            <text:p>696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669" calcext:value-type="float">
            <text:p>566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KLS350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0696" calcext:value-type="float">
            <text:p>1069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362" calcext:value-type="float">
            <text:p>113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791" calcext:value-type="float">
            <text:p>107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00" calcext:value-type="float">
            <text:p>104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582" calcext:value-type="float">
            <text:p>758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GRIEWANK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064" calcext:value-type="float">
            <text:p>1106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449" calcext:value-type="float">
            <text:p>1144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754" calcext:value-type="float">
            <text:p>97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91" calcext:value-type="float">
            <text:p>77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119" calcext:value-type="float">
            <text:p>611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TENTIAL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876" calcext:value-type="float">
            <text:p>128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872" calcext:value-type="float">
            <text:p>58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811" calcext:value-type="float">
            <text:p>48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591" calcext:value-type="float">
            <text:p>459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49" calcext:value-type="float">
            <text:p>434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TENTIAL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377" calcext:value-type="float">
            <text:p>383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129" calcext:value-type="float">
            <text:p>512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46" calcext:value-type="float">
            <text:p>434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76" calcext:value-type="float">
            <text:p>41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994" calcext:value-type="float">
            <text:p>399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NSEN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467" calcext:value-type="float">
            <text:p>1246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62" calcext:value-type="float">
            <text:p>53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210" calcext:value-type="float">
            <text:p>421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320" calcext:value-type="float">
            <text:p>43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522" calcext:value-type="float">
            <text:p>352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RTMAN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018" calcext:value-type="float">
            <text:p>1001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613" calcext:value-type="float">
            <text:p>106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439" calcext:value-type="float">
            <text:p>1043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316" calcext:value-type="float">
            <text:p>931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546" calcext:value-type="float">
            <text:p>854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RTMAN6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15082" calcext:value-type="float">
            <text:p>15082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0717" calcext:value-type="float">
            <text:p>1071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6868" calcext:value-type="float">
            <text:p>6868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6760" calcext:value-type="float">
            <text:p>67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52" calcext:value-type="float">
            <text:p>535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ASTRIGIN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9286" calcext:value-type="float">
            <text:p>928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162" calcext:value-type="float">
            <text:p>916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522" calcext:value-type="float">
            <text:p>752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383" calcext:value-type="float">
            <text:p>538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4152" calcext:value-type="float">
            <text:p>415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5120" calcext:value-type="float">
            <text:p>2512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3936" calcext:value-type="float">
            <text:p>2393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211" calcext:value-type="float">
            <text:p>152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1511" calcext:value-type="float">
            <text:p>11511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715" calcext:value-type="float">
            <text:p>77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38577" calcext:value-type="float">
            <text:p>3857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7579" calcext:value-type="float">
            <text:p>2757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22959" calcext:value-type="float">
            <text:p>229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659" calcext:value-type="float">
            <text:p>16659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104" calcext:value-type="float">
            <text:p>1010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HEKEL5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15409" calcext:value-type="float">
            <text:p>15409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12419" calcext:value-type="float">
            <text:p>12419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8943" calcext:value-type="float">
            <text:p>8943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7513" calcext:value-type="float">
            <text:p>751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495" calcext:value-type="float">
            <text:p>549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HEKEL7</text:p>
          </table:table-cell>
          <table:table-cell office:value-type="percentage" office:value="0.6333" calcext:value-type="percentage">
            <text:p>63,33%</text:p>
          </table:table-cell>
          <table:table-cell office:value-type="float" office:value="14989" calcext:value-type="float">
            <text:p>14989</text:p>
          </table:table-cell>
          <table:table-cell office:value-type="percentage" office:value="0.8667" calcext:value-type="percentage">
            <text:p>86,67%</text:p>
          </table:table-cell>
          <table:table-cell office:value-type="float" office:value="13449" calcext:value-type="float">
            <text:p>13449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0333" calcext:value-type="float">
            <text:p>1033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404" calcext:value-type="float">
            <text:p>940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044" calcext:value-type="float">
            <text:p>604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HEKEL10</text:p>
          </table:table-cell>
          <table:table-cell office:value-type="percentage" office:value="0.6667" calcext:value-type="percentage">
            <text:p>66,67%</text:p>
          </table:table-cell>
          <table:table-cell office:value-type="float" office:value="15085" calcext:value-type="float">
            <text:p>15085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2891" calcext:value-type="float">
            <text:p>12891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10338" calcext:value-type="float">
            <text:p>1033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693" calcext:value-type="float">
            <text:p>9693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5215" calcext:value-type="float">
            <text:p>52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INU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298" calcext:value-type="float">
            <text:p>1229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72" calcext:value-type="float">
            <text:p>13072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223" calcext:value-type="float">
            <text:p>1322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154" calcext:value-type="float">
            <text:p>1315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9859" calcext:value-type="float">
            <text:p>985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SINU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500" calcext:value-type="float">
            <text:p>1550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5540" calcext:value-type="float">
            <text:p>1554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6365" calcext:value-type="float">
            <text:p>16365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7026" calcext:value-type="float">
            <text:p>1702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2500" calcext:value-type="float">
            <text:p>12500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EST2N4</text:p>
          </table:table-cell>
          <table:table-cell office:value-type="percentage" office:value="0.7" calcext:value-type="percentage">
            <text:p>70,00%</text:p>
          </table:table-cell>
          <table:table-cell office:value-type="float" office:value="14520" calcext:value-type="float">
            <text:p>14520</text:p>
          </table:table-cell>
          <table:table-cell office:value-type="percentage" office:value="0.8333" calcext:value-type="percentage">
            <text:p>83,33%</text:p>
          </table:table-cell>
          <table:table-cell office:value-type="float" office:value="13658" calcext:value-type="float">
            <text:p>13658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3050" calcext:value-type="float">
            <text:p>1305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10289" calcext:value-type="float">
            <text:p>10289</text:p>
          </table:table-cell>
          <table:table-cell office:value-type="percentage" office:value="0.9667" calcext:value-type="percentage">
            <text:p>96,67%</text:p>
          </table:table-cell>
          <table:table-cell office:value-type="float" office:value="4996" calcext:value-type="float">
            <text:p>499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EST2N5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14801" calcext:value-type="float">
            <text:p>14801</text:p>
          </table:table-cell>
          <table:table-cell office:value-type="percentage" office:value="0.8" calcext:value-type="percentage">
            <text:p>80,00%</text:p>
          </table:table-cell>
          <table:table-cell office:value-type="float" office:value="17804" calcext:value-type="float">
            <text:p>17804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10477" calcext:value-type="float">
            <text:p>10477</text:p>
          </table:table-cell>
          <table:table-cell office:value-type="percentage" office:value="0.9" calcext:value-type="percentage">
            <text:p>90,00%</text:p>
          </table:table-cell>
          <table:table-cell office:value-type="float" office:value="8077" calcext:value-type="float">
            <text:p>8077</text:p>
          </table:table-cell>
          <table:table-cell office:value-type="percentage" office:value="0.9333" calcext:value-type="percentage">
            <text:p>93,33%</text:p>
          </table:table-cell>
          <table:table-cell office:value-type="float" office:value="5502" calcext:value-type="float">
            <text:p>550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EST2N6</text:p>
          </table:table-cell>
          <table:table-cell office:value-type="percentage" office:value="0.2333" calcext:value-type="percentage">
            <text:p>23,33%</text:p>
          </table:table-cell>
          <table:table-cell office:value-type="float" office:value="17444" calcext:value-type="float">
            <text:p>17444</text:p>
          </table:table-cell>
          <table:table-cell office:value-type="percentage" office:value="0.7333" calcext:value-type="percentage">
            <text:p>73,33%</text:p>
          </table:table-cell>
          <table:table-cell office:value-type="float" office:value="18696" calcext:value-type="float">
            <text:p>18696</text:p>
          </table:table-cell>
          <table:table-cell office:value-type="percentage" office:value="0.7667" calcext:value-type="percentage">
            <text:p>76,67%</text:p>
          </table:table-cell>
          <table:table-cell office:value-type="float" office:value="10865" calcext:value-type="float">
            <text:p>10865</text:p>
          </table:table-cell>
          <table:table-cell office:value-type="percentage" office:value="0.6" calcext:value-type="percentage">
            <text:p>60,00%</text:p>
          </table:table-cell>
          <table:table-cell office:value-type="float" office:value="8354" calcext:value-type="float">
            <text:p>8354</text:p>
          </table:table-cell>
          <table:table-cell office:value-type="percentage" office:value="0.4333" calcext:value-type="percentage">
            <text:p>43,33%</text:p>
          </table:table-cell>
          <table:table-cell office:value-type="float" office:value="4699" calcext:value-type="float">
            <text:p>469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EST2N7</text:p>
          </table:table-cell>
          <table:table-cell office:value-type="percentage" office:value="0.2333" calcext:value-type="percentage">
            <text:p>23,33%</text:p>
          </table:table-cell>
          <table:table-cell office:value-type="float" office:value="22780" calcext:value-type="float">
            <text:p>22780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21004" calcext:value-type="float">
            <text:p>21004</text:p>
          </table:table-cell>
          <table:table-cell office:value-type="percentage" office:value="0.4667" calcext:value-type="percentage">
            <text:p>46,67%</text:p>
          </table:table-cell>
          <table:table-cell office:value-type="float" office:value="10462" calcext:value-type="float">
            <text:p>10462</text:p>
          </table:table-cell>
          <table:table-cell office:value-type="percentage" office:value="0.5333" calcext:value-type="percentage">
            <text:p>53,33%</text:p>
          </table:table-cell>
          <table:table-cell office:value-type="float" office:value="7417" calcext:value-type="float">
            <text:p>7417</text:p>
          </table:table-cell>
          <table:table-cell office:value-type="percentage" office:value="0.3667" calcext:value-type="percentage">
            <text:p>36,67%</text:p>
          </table:table-cell>
          <table:table-cell office:value-type="float" office:value="4676" calcext:value-type="float">
            <text:p>467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EST30N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814" calcext:value-type="float">
            <text:p>78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260" calcext:value-type="float">
            <text:p>8260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356" calcext:value-type="float">
            <text:p>635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176" calcext:value-type="float">
            <text:p>6176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004" calcext:value-type="float">
            <text:p>500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EST30N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8014" calcext:value-type="float">
            <text:p>80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997" calcext:value-type="float">
            <text:p>7997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7014" calcext:value-type="float">
            <text:p>7014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6473" calcext:value-type="float">
            <text:p>6473</text:p>
          </table:table-cell>
          <table:table-cell office:value-type="percentage" office:value="1" calcext:value-type="percentage">
            <text:p>100,00%</text:p>
          </table:table-cell>
          <table:table-cell office:value-type="float" office:value="5509" calcext:value-type="float">
            <text:p>5509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table:style-name="ce2"/>
          <table:table-cell table:style-name="ce5" table:formula="of:=AVERAGE([.B2:.B34])" office:value-type="percentage" office:value="0.872724242424242" calcext:value-type="percentage">
            <text:p>87,27%</text:p>
          </table:table-cell>
          <table:table-cell table:style-name="ce2" table:formula="of:=SUM([.C2:.C34])" office:value-type="float" office:value="573980" calcext:value-type="float">
            <text:p>573980</text:p>
          </table:table-cell>
          <table:table-cell table:style-name="ce5" table:formula="of:=AVERAGE([.D2:.D34])" office:value-type="percentage" office:value="0.941415151515152" calcext:value-type="percentage">
            <text:p>94,14%</text:p>
          </table:table-cell>
          <table:table-cell table:style-name="ce2" table:formula="of:=SUM([.E2:.E34])" office:value-type="float" office:value="495129" calcext:value-type="float">
            <text:p>495129</text:p>
          </table:table-cell>
          <table:table-cell table:style-name="ce5" table:formula="of:=AVERAGE([.F2:.F34])" office:value-type="percentage" office:value="0.964651515151515" calcext:value-type="percentage">
            <text:p>96,47%</text:p>
          </table:table-cell>
          <table:table-cell table:style-name="ce2" table:formula="of:=SUM([.G2:.G34])" office:value-type="float" office:value="392723" calcext:value-type="float">
            <text:p>392723</text:p>
          </table:table-cell>
          <table:table-cell table:style-name="ce5" table:formula="of:=AVERAGE([.H2:.H34])" office:value-type="percentage" office:value="0.967675757575758" calcext:value-type="percentage">
            <text:p>96,77%</text:p>
          </table:table-cell>
          <table:table-cell table:style-name="ce2" table:formula="of:=SUM([.I2:.I34])" office:value-type="float" office:value="356826" calcext:value-type="float">
            <text:p>356826</text:p>
          </table:table-cell>
          <table:table-cell table:style-name="ce5" table:formula="of:=AVERAGE([.J2:.J34])" office:value-type="percentage" office:value="0.958587878787879" calcext:value-type="percentage">
            <text:p>95,86%</text:p>
          </table:table-cell>
          <table:table-cell table:style-name="ce2" table:formula="of:=SUM([.K2:.K34])" office:value-type="float" office:value="232551" calcext:value-type="float">
            <text:p>232551</text:p>
          </table:table-cell>
          <table:table-cell table:style-name="ce2" table:number-columns-repeated="16373"/>
        </table:table-row>
        <table:table-row table:style-name="ro1" table:number-rows-repeated="104853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to1_5Threads_pnumber" table:style-name="ta1">
        <table:table-column table:style-name="co1" table:default-cell-style-name="Default"/>
        <table:table-column table:style-name="co3" table:number-columns-repeated="3" table:default-cell-style-name="Default"/>
        <table:table-column table:style-name="co2" table:default-cell-style-name="ce7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FUNCTION</text:p>
          </table:table-cell>
          <table:table-cell table:style-name="ce1" office:value-type="string" calcext:value-type="string">
            <text:p>p20 calls</text:p>
          </table:table-cell>
          <table:table-cell table:style-name="ce1" office:value-type="string" calcext:value-type="string">
            <text:p>p10 calls</text:p>
          </table:table-cell>
          <table:table-cell table:style-name="ce1" office:value-type="string" calcext:value-type="string">
            <text:p>p5 calls</text:p>
          </table:table-cell>
          <table:table-cell table:style-name="ce6" office:value-type="string" calcext:value-type="string">
            <text:p>p3 cals</text:p>
          </table:table-cell>
          <table:table-cell table:style-name="ce1" office:value-type="string" calcext:value-type="string">
            <text:p>p2 calls</text:p>
          </table:table-cell>
          <table:table-cell table:style-name="ce1" office:value-type="string" calcext:value-type="string">
            <text:p>p1 calls</text:p>
          </table:table-cell>
        </table:table-row>
        <table:table-row table:style-name="ro1">
          <table:table-cell office:value-type="string" calcext:value-type="string">
            <text:p>BF1</text:p>
          </table:table-cell>
          <table:table-cell office:value-type="float" office:value="9471" calcext:value-type="float">
            <text:p>9471</text:p>
          </table:table-cell>
          <table:table-cell office:value-type="float" office:value="9307" calcext:value-type="float">
            <text:p>9307</text:p>
          </table:table-cell>
          <table:table-cell office:value-type="float" office:value="9294" calcext:value-type="float">
            <text:p>9294</text:p>
          </table:table-cell>
          <table:table-cell office:value-type="float" office:value="10257" calcext:value-type="float">
            <text:p>10257</text:p>
          </table:table-cell>
          <table:table-cell office:value-type="float" office:value="9976" calcext:value-type="float">
            <text:p>9976</text:p>
          </table:table-cell>
          <table:table-cell office:value-type="float" office:value="10114" calcext:value-type="float">
            <text:p>10114</text:p>
          </table:table-cell>
        </table:table-row>
        <table:table-row table:style-name="ro1">
          <table:table-cell office:value-type="string" calcext:value-type="string">
            <text:p>BF2</text:p>
          </table:table-cell>
          <table:table-cell office:value-type="float" office:value="10578" calcext:value-type="float">
            <text:p>10578</text:p>
          </table:table-cell>
          <table:table-cell office:value-type="float" office:value="9530" calcext:value-type="float">
            <text:p>9530</text:p>
          </table:table-cell>
          <table:table-cell office:value-type="float" office:value="8553" calcext:value-type="float">
            <text:p>8553</text:p>
          </table:table-cell>
          <table:table-cell office:value-type="float" office:value="10051" calcext:value-type="float">
            <text:p>10051</text:p>
          </table:table-cell>
          <table:table-cell office:value-type="float" office:value="10413" calcext:value-type="float">
            <text:p>10413</text:p>
          </table:table-cell>
          <table:table-cell office:value-type="float" office:value="9224" calcext:value-type="float">
            <text:p>9224</text:p>
          </table:table-cell>
        </table:table-row>
        <table:table-row table:style-name="ro1">
          <table:table-cell office:value-type="string" calcext:value-type="string">
            <text:p>BRANIN</text:p>
          </table:table-cell>
          <table:table-cell office:value-type="float" office:value="5203" calcext:value-type="float">
            <text:p>5203</text:p>
          </table:table-cell>
          <table:table-cell office:value-type="float" office:value="4851" calcext:value-type="float">
            <text:p>4851</text:p>
          </table:table-cell>
          <table:table-cell office:value-type="float" office:value="5879" calcext:value-type="float">
            <text:p>5879</text:p>
          </table:table-cell>
          <table:table-cell office:value-type="float" office:value="6238" calcext:value-type="float">
            <text:p>6238</text:p>
          </table:table-cell>
          <table:table-cell office:value-type="float" office:value="6027" calcext:value-type="float">
            <text:p>6027</text:p>
          </table:table-cell>
          <table:table-cell office:value-type="float" office:value="7037" calcext:value-type="float">
            <text:p>7037</text:p>
          </table:table-cell>
        </table:table-row>
        <table:table-row table:style-name="ro1">
          <table:table-cell office:value-type="string" calcext:value-type="string">
            <text:p>CIGAR10</text:p>
          </table:table-cell>
          <table:table-cell office:value-type="float" office:value="35527" calcext:value-type="float">
            <text:p>35527</text:p>
          </table:table-cell>
          <table:table-cell office:value-type="float" office:value="35835" calcext:value-type="float">
            <text:p>35835</text:p>
          </table:table-cell>
          <table:table-cell office:value-type="float" office:value="33286" calcext:value-type="float">
            <text:p>33286</text:p>
          </table:table-cell>
          <table:table-cell office:value-type="float" office:value="35811" calcext:value-type="float">
            <text:p>35811</text:p>
          </table:table-cell>
          <table:table-cell office:value-type="float" office:value="35793" calcext:value-type="float">
            <text:p>35793</text:p>
          </table:table-cell>
          <table:table-cell office:value-type="float" office:value="39244" calcext:value-type="float">
            <text:p>39244</text:p>
          </table:table-cell>
        </table:table-row>
        <table:table-row table:style-name="ro1">
          <table:table-cell office:value-type="string" calcext:value-type="string">
            <text:p>CM4</text:p>
          </table:table-cell>
          <table:table-cell office:value-type="float" office:value="12296" calcext:value-type="float">
            <text:p>12296</text:p>
          </table:table-cell>
          <table:table-cell office:value-type="float" office:value="11878" calcext:value-type="float">
            <text:p>11878</text:p>
          </table:table-cell>
          <table:table-cell office:value-type="float" office:value="11899" calcext:value-type="float">
            <text:p>11899</text:p>
          </table:table-cell>
          <table:table-cell office:value-type="float" office:value="12061" calcext:value-type="float">
            <text:p>12061</text:p>
          </table:table-cell>
          <table:table-cell office:value-type="float" office:value="11588" calcext:value-type="float">
            <text:p>11588</text:p>
          </table:table-cell>
          <table:table-cell office:value-type="float" office:value="11839" calcext:value-type="float">
            <text:p>11839</text:p>
          </table:table-cell>
        </table:table-row>
        <table:table-row table:style-name="ro1">
          <table:table-cell office:value-type="string" calcext:value-type="string">
            <text:p>DISCUS10</text:p>
          </table:table-cell>
          <table:table-cell office:value-type="float" office:value="7667" calcext:value-type="float">
            <text:p>7667</text:p>
          </table:table-cell>
          <table:table-cell office:value-type="float" office:value="11977" calcext:value-type="float">
            <text:p>11977</text:p>
          </table:table-cell>
          <table:table-cell office:value-type="float" office:value="13181" calcext:value-type="float">
            <text:p>13181</text:p>
          </table:table-cell>
          <table:table-cell office:value-type="float" office:value="9671" calcext:value-type="float">
            <text:p>9671</text:p>
          </table:table-cell>
          <table:table-cell office:value-type="float" office:value="6950" calcext:value-type="float">
            <text:p>6950</text:p>
          </table:table-cell>
          <table:table-cell office:value-type="float" office:value="8078" calcext:value-type="float">
            <text:p>8078</text:p>
          </table:table-cell>
        </table:table-row>
        <table:table-row table:style-name="ro1">
          <table:table-cell office:value-type="string" calcext:value-type="string">
            <text:p>EASOM</text:p>
          </table:table-cell>
          <table:table-cell office:value-type="float" office:value="3496" calcext:value-type="float">
            <text:p>3496</text:p>
          </table:table-cell>
          <table:table-cell office:value-type="float" office:value="3477" calcext:value-type="float">
            <text:p>3477</text:p>
          </table:table-cell>
          <table:table-cell office:value-type="float" office:value="3553" calcext:value-type="float">
            <text:p>3553</text:p>
          </table:table-cell>
          <table:table-cell office:value-type="float" office:value="3589" calcext:value-type="float">
            <text:p>3589</text:p>
          </table:table-cell>
          <table:table-cell office:value-type="float" office:value="3538" calcext:value-type="float">
            <text:p>3538</text:p>
          </table:table-cell>
          <table:table-cell office:value-type="float" office:value="3669" calcext:value-type="float">
            <text:p>3669</text:p>
          </table:table-cell>
        </table:table-row>
        <table:table-row table:style-name="ro1">
          <table:table-cell office:value-type="string" calcext:value-type="string">
            <text:p>ELP10</text:p>
          </table:table-cell>
          <table:table-cell office:value-type="float" office:value="9598" calcext:value-type="float">
            <text:p>9598</text:p>
          </table:table-cell>
          <table:table-cell office:value-type="float" office:value="9641" calcext:value-type="float">
            <text:p>9641</text:p>
          </table:table-cell>
          <table:table-cell office:value-type="float" office:value="11266" calcext:value-type="float">
            <text:p>11266</text:p>
          </table:table-cell>
          <table:table-cell office:value-type="float" office:value="10643" calcext:value-type="float">
            <text:p>10643</text:p>
          </table:table-cell>
          <table:table-cell office:value-type="float" office:value="12382" calcext:value-type="float">
            <text:p>12382</text:p>
          </table:table-cell>
          <table:table-cell office:value-type="float" office:value="11656" calcext:value-type="float">
            <text:p>11656</text:p>
          </table:table-cell>
        </table:table-row>
        <table:table-row table:style-name="ro1">
          <table:table-cell office:value-type="string" calcext:value-type="string">
            <text:p>EXP4</text:p>
          </table:table-cell>
          <table:table-cell office:value-type="float" office:value="9517" calcext:value-type="float">
            <text:p>9517</text:p>
          </table:table-cell>
          <table:table-cell office:value-type="float" office:value="9626" calcext:value-type="float">
            <text:p>9626</text:p>
          </table:table-cell>
          <table:table-cell office:value-type="float" office:value="9336" calcext:value-type="float">
            <text:p>9336</text:p>
          </table:table-cell>
          <table:table-cell office:value-type="float" office:value="9395" calcext:value-type="float">
            <text:p>9395</text:p>
          </table:table-cell>
          <table:table-cell office:value-type="float" office:value="9340" calcext:value-type="float">
            <text:p>9340</text:p>
          </table:table-cell>
          <table:table-cell office:value-type="float" office:value="9257" calcext:value-type="float">
            <text:p>9257</text:p>
          </table:table-cell>
        </table:table-row>
        <table:table-row table:style-name="ro1">
          <table:table-cell office:value-type="string" calcext:value-type="string">
            <text:p>EXP16</text:p>
          </table:table-cell>
          <table:table-cell office:value-type="float" office:value="23833" calcext:value-type="float">
            <text:p>23833</text:p>
          </table:table-cell>
          <table:table-cell office:value-type="float" office:value="23190" calcext:value-type="float">
            <text:p>23190</text:p>
          </table:table-cell>
          <table:table-cell office:value-type="float" office:value="21463" calcext:value-type="float">
            <text:p>21463</text:p>
          </table:table-cell>
          <table:table-cell office:value-type="float" office:value="22906" calcext:value-type="float">
            <text:p>22906</text:p>
          </table:table-cell>
          <table:table-cell office:value-type="float" office:value="24008" calcext:value-type="float">
            <text:p>24008</text:p>
          </table:table-cell>
          <table:table-cell office:value-type="float" office:value="27275" calcext:value-type="float">
            <text:p>27275</text:p>
          </table:table-cell>
        </table:table-row>
        <table:table-row table:style-name="ro1">
          <table:table-cell office:value-type="string" calcext:value-type="string">
            <text:p>EXP64</text:p>
          </table:table-cell>
          <table:table-cell office:value-type="float" office:value="38191" calcext:value-type="float">
            <text:p>38191</text:p>
          </table:table-cell>
          <table:table-cell office:value-type="float" office:value="31119" calcext:value-type="float">
            <text:p>31119</text:p>
          </table:table-cell>
          <table:table-cell office:value-type="float" office:value="31335" calcext:value-type="float">
            <text:p>31335</text:p>
          </table:table-cell>
          <table:table-cell office:value-type="float" office:value="32126" calcext:value-type="float">
            <text:p>32126</text:p>
          </table:table-cell>
          <table:table-cell office:value-type="float" office:value="37334" calcext:value-type="float">
            <text:p>37334</text:p>
          </table:table-cell>
          <table:table-cell office:value-type="float" office:value="39679" calcext:value-type="float">
            <text:p>39679</text:p>
          </table:table-cell>
        </table:table-row>
        <table:table-row table:style-name="ro1">
          <table:table-cell office:value-type="string" calcext:value-type="string">
            <text:p>GKLS250</text:p>
          </table:table-cell>
          <table:table-cell office:value-type="float" office:value="6966" calcext:value-type="float">
            <text:p>6966</text:p>
          </table:table-cell>
          <table:table-cell office:value-type="float" office:value="6568" calcext:value-type="float">
            <text:p>6568</text:p>
          </table:table-cell>
          <table:table-cell office:value-type="float" office:value="6885" calcext:value-type="float">
            <text:p>6885</text:p>
          </table:table-cell>
          <table:table-cell office:value-type="float" office:value="7116" calcext:value-type="float">
            <text:p>7116</text:p>
          </table:table-cell>
          <table:table-cell office:value-type="float" office:value="6893" calcext:value-type="float">
            <text:p>6893</text:p>
          </table:table-cell>
          <table:table-cell office:value-type="float" office:value="7250" calcext:value-type="float">
            <text:p>7250</text:p>
          </table:table-cell>
        </table:table-row>
        <table:table-row table:style-name="ro1">
          <table:table-cell office:value-type="string" calcext:value-type="string">
            <text:p>GKLS350</text:p>
          </table:table-cell>
          <table:table-cell office:value-type="float" office:value="10400" calcext:value-type="float">
            <text:p>10400</text:p>
          </table:table-cell>
          <table:table-cell office:value-type="float" office:value="9552" calcext:value-type="float">
            <text:p>9552</text:p>
          </table:table-cell>
          <table:table-cell office:value-type="float" office:value="10117" calcext:value-type="float">
            <text:p>10117</text:p>
          </table:table-cell>
          <table:table-cell office:value-type="float" office:value="10088" calcext:value-type="float">
            <text:p>10088</text:p>
          </table:table-cell>
          <table:table-cell office:value-type="float" office:value="9236" calcext:value-type="float">
            <text:p>9236</text:p>
          </table:table-cell>
          <table:table-cell office:value-type="float" office:value="10281" calcext:value-type="float">
            <text:p>10281</text:p>
          </table:table-cell>
        </table:table-row>
        <table:table-row table:style-name="ro1">
          <table:table-cell office:value-type="string" calcext:value-type="string">
            <text:p>GRIEWANK2</text:p>
          </table:table-cell>
          <table:table-cell office:value-type="float" office:value="7791" calcext:value-type="float">
            <text:p>7791</text:p>
          </table:table-cell>
          <table:table-cell office:value-type="float" office:value="9527" calcext:value-type="float">
            <text:p>9527</text:p>
          </table:table-cell>
          <table:table-cell office:value-type="float" office:value="8788" calcext:value-type="float">
            <text:p>8788</text:p>
          </table:table-cell>
          <table:table-cell office:value-type="float" office:value="10297" calcext:value-type="float">
            <text:p>10297</text:p>
          </table:table-cell>
          <table:table-cell office:value-type="float" office:value="10096" calcext:value-type="float">
            <text:p>10096</text:p>
          </table:table-cell>
          <table:table-cell office:value-type="float" office:value="9259" calcext:value-type="float">
            <text:p>9259</text:p>
          </table:table-cell>
        </table:table-row>
        <table:table-row table:style-name="ro1">
          <table:table-cell office:value-type="string" calcext:value-type="string">
            <text:p>POTENTIAL3</text:p>
          </table:table-cell>
          <table:table-cell office:value-type="float" office:value="4591" calcext:value-type="float">
            <text:p>4591</text:p>
          </table:table-cell>
          <table:table-cell office:value-type="float" office:value="4829" calcext:value-type="float">
            <text:p>4829</text:p>
          </table:table-cell>
          <table:table-cell office:value-type="float" office:value="5341" calcext:value-type="float">
            <text:p>5341</text:p>
          </table:table-cell>
          <table:table-cell office:value-type="float" office:value="5770" calcext:value-type="float">
            <text:p>5770</text:p>
          </table:table-cell>
          <table:table-cell office:value-type="float" office:value="6694" calcext:value-type="float">
            <text:p>6694</text:p>
          </table:table-cell>
          <table:table-cell office:value-type="float" office:value="8471" calcext:value-type="float">
            <text:p>8471</text:p>
          </table:table-cell>
        </table:table-row>
        <table:table-row table:style-name="ro1">
          <table:table-cell office:value-type="string" calcext:value-type="string">
            <text:p>POTENTIAL5</text:p>
          </table:table-cell>
          <table:table-cell office:value-type="float" office:value="4176" calcext:value-type="float">
            <text:p>4176</text:p>
          </table:table-cell>
          <table:table-cell office:value-type="float" office:value="4844" calcext:value-type="float">
            <text:p>4844</text:p>
          </table:table-cell>
          <table:table-cell office:value-type="float" office:value="5060" calcext:value-type="float">
            <text:p>5060</text:p>
          </table:table-cell>
          <table:table-cell office:value-type="float" office:value="5301" calcext:value-type="float">
            <text:p>5301</text:p>
          </table:table-cell>
          <table:table-cell office:value-type="float" office:value="5869" calcext:value-type="float">
            <text:p>5869</text:p>
          </table:table-cell>
          <table:table-cell office:value-type="float" office:value="7127" calcext:value-type="float">
            <text:p>7127</text:p>
          </table:table-cell>
        </table:table-row>
        <table:table-row table:style-name="ro1">
          <table:table-cell office:value-type="string" calcext:value-type="string">
            <text:p>HANSEN</text:p>
          </table:table-cell>
          <table:table-cell office:value-type="float" office:value="4320" calcext:value-type="float">
            <text:p>4320</text:p>
          </table:table-cell>
          <table:table-cell office:value-type="float" office:value="4573" calcext:value-type="float">
            <text:p>4573</text:p>
          </table:table-cell>
          <table:table-cell office:value-type="float" office:value="4769" calcext:value-type="float">
            <text:p>4769</text:p>
          </table:table-cell>
          <table:table-cell office:value-type="float" office:value="5591" calcext:value-type="float">
            <text:p>5591</text:p>
          </table:table-cell>
          <table:table-cell office:value-type="float" office:value="6230" calcext:value-type="float">
            <text:p>6230</text:p>
          </table:table-cell>
          <table:table-cell office:value-type="float" office:value="7978" calcext:value-type="float">
            <text:p>7978</text:p>
          </table:table-cell>
        </table:table-row>
        <table:table-row table:style-name="ro1">
          <table:table-cell office:value-type="string" calcext:value-type="string">
            <text:p>HARTMAN3</text:p>
          </table:table-cell>
          <table:table-cell office:value-type="float" office:value="9316" calcext:value-type="float">
            <text:p>9316</text:p>
          </table:table-cell>
          <table:table-cell office:value-type="float" office:value="10081" calcext:value-type="float">
            <text:p>10081</text:p>
          </table:table-cell>
          <table:table-cell office:value-type="float" office:value="9793" calcext:value-type="float">
            <text:p>9793</text:p>
          </table:table-cell>
          <table:table-cell office:value-type="float" office:value="10131" calcext:value-type="float">
            <text:p>10131</text:p>
          </table:table-cell>
          <table:table-cell office:value-type="float" office:value="9939" calcext:value-type="float">
            <text:p>9939</text:p>
          </table:table-cell>
          <table:table-cell office:value-type="float" office:value="10162" calcext:value-type="float">
            <text:p>10162</text:p>
          </table:table-cell>
        </table:table-row>
        <table:table-row table:style-name="ro1">
          <table:table-cell office:value-type="string" calcext:value-type="string">
            <text:p>HARTMAN6</text:p>
          </table:table-cell>
          <table:table-cell office:value-type="float" office:value="6760" calcext:value-type="float">
            <text:p>6760</text:p>
          </table:table-cell>
          <table:table-cell office:value-type="float" office:value="7507" calcext:value-type="float">
            <text:p>7507</text:p>
          </table:table-cell>
          <table:table-cell office:value-type="float" office:value="7865" calcext:value-type="float">
            <text:p>7865</text:p>
          </table:table-cell>
          <table:table-cell office:value-type="float" office:value="8059" calcext:value-type="float">
            <text:p>8059</text:p>
          </table:table-cell>
          <table:table-cell office:value-type="float" office:value="9033" calcext:value-type="float">
            <text:p>9033</text:p>
          </table:table-cell>
          <table:table-cell office:value-type="float" office:value="10614" calcext:value-type="float">
            <text:p>10614</text:p>
          </table:table-cell>
        </table:table-row>
        <table:table-row table:style-name="ro1">
          <table:table-cell office:value-type="string" calcext:value-type="string">
            <text:p>RASTRIGIN</text:p>
          </table:table-cell>
          <table:table-cell office:value-type="float" office:value="5383" calcext:value-type="float">
            <text:p>5383</text:p>
          </table:table-cell>
          <table:table-cell office:value-type="float" office:value="5540" calcext:value-type="float">
            <text:p>5540</text:p>
          </table:table-cell>
          <table:table-cell office:value-type="float" office:value="6262" calcext:value-type="float">
            <text:p>6262</text:p>
          </table:table-cell>
          <table:table-cell office:value-type="float" office:value="6876" calcext:value-type="float">
            <text:p>6876</text:p>
          </table:table-cell>
          <table:table-cell office:value-type="float" office:value="6384" calcext:value-type="float">
            <text:p>6384</text:p>
          </table:table-cell>
          <table:table-cell office:value-type="float" office:value="7491" calcext:value-type="float">
            <text:p>7491</text:p>
          </table:table-cell>
        </table:table-row>
        <table:table-row table:style-name="ro1">
          <table:table-cell office:value-type="string" calcext:value-type="string">
            <text:p>ROSENBROCK4</text:p>
          </table:table-cell>
          <table:table-cell office:value-type="float" office:value="11511" calcext:value-type="float">
            <text:p>11511</text:p>
          </table:table-cell>
          <table:table-cell office:value-type="float" office:value="12169" calcext:value-type="float">
            <text:p>12169</text:p>
          </table:table-cell>
          <table:table-cell office:value-type="float" office:value="13358" calcext:value-type="float">
            <text:p>13358</text:p>
          </table:table-cell>
          <table:table-cell office:value-type="float" office:value="13631" calcext:value-type="float">
            <text:p>13631</text:p>
          </table:table-cell>
          <table:table-cell office:value-type="float" office:value="16513" calcext:value-type="float">
            <text:p>16513</text:p>
          </table:table-cell>
          <table:table-cell office:value-type="float" office:value="22600" calcext:value-type="float">
            <text:p>22600</text:p>
          </table:table-cell>
        </table:table-row>
        <table:table-row table:style-name="ro1">
          <table:table-cell office:value-type="string" calcext:value-type="string">
            <text:p>ROSENBROCK8</text:p>
          </table:table-cell>
          <table:table-cell office:value-type="float" office:value="16659" calcext:value-type="float">
            <text:p>16659</text:p>
          </table:table-cell>
          <table:table-cell office:value-type="float" office:value="19740" calcext:value-type="float">
            <text:p>19740</text:p>
          </table:table-cell>
          <table:table-cell office:value-type="float" office:value="16902" calcext:value-type="float">
            <text:p>16902</text:p>
          </table:table-cell>
          <table:table-cell office:value-type="float" office:value="21027" calcext:value-type="float">
            <text:p>21027</text:p>
          </table:table-cell>
          <table:table-cell office:value-type="float" office:value="23004" calcext:value-type="float">
            <text:p>23004</text:p>
          </table:table-cell>
          <table:table-cell office:value-type="float" office:value="34125" calcext:value-type="float">
            <text:p>34125</text:p>
          </table:table-cell>
        </table:table-row>
        <table:table-row table:style-name="ro1">
          <table:table-cell office:value-type="string" calcext:value-type="string">
            <text:p>SHEKEL5</text:p>
          </table:table-cell>
          <table:table-cell office:value-type="float" office:value="7513" calcext:value-type="float">
            <text:p>7513</text:p>
          </table:table-cell>
          <table:table-cell office:value-type="float" office:value="7256" calcext:value-type="float">
            <text:p>7256</text:p>
          </table:table-cell>
          <table:table-cell office:value-type="float" office:value="7767" calcext:value-type="float">
            <text:p>7767</text:p>
          </table:table-cell>
          <table:table-cell office:value-type="float" office:value="9521" calcext:value-type="float">
            <text:p>9521</text:p>
          </table:table-cell>
          <table:table-cell office:value-type="float" office:value="11923" calcext:value-type="float">
            <text:p>11923</text:p>
          </table:table-cell>
          <table:table-cell office:value-type="float" office:value="12299" calcext:value-type="float">
            <text:p>12299</text:p>
          </table:table-cell>
        </table:table-row>
        <table:table-row table:style-name="ro1">
          <table:table-cell office:value-type="string" calcext:value-type="string">
            <text:p>SHEKEL7</text:p>
          </table:table-cell>
          <table:table-cell office:value-type="float" office:value="9404" calcext:value-type="float">
            <text:p>9404</text:p>
          </table:table-cell>
          <table:table-cell office:value-type="float" office:value="9471" calcext:value-type="float">
            <text:p>9471</text:p>
          </table:table-cell>
          <table:table-cell office:value-type="float" office:value="9171" calcext:value-type="float">
            <text:p>9171</text:p>
          </table:table-cell>
          <table:table-cell office:value-type="float" office:value="10239" calcext:value-type="float">
            <text:p>10239</text:p>
          </table:table-cell>
          <table:table-cell office:value-type="float" office:value="12358" calcext:value-type="float">
            <text:p>12358</text:p>
          </table:table-cell>
          <table:table-cell office:value-type="float" office:value="13895" calcext:value-type="float">
            <text:p>13895</text:p>
          </table:table-cell>
        </table:table-row>
        <table:table-row table:style-name="ro1">
          <table:table-cell office:value-type="string" calcext:value-type="string">
            <text:p>SHEKEL10</text:p>
          </table:table-cell>
          <table:table-cell office:value-type="float" office:value="9693" calcext:value-type="float">
            <text:p>9693</text:p>
          </table:table-cell>
          <table:table-cell office:value-type="float" office:value="6936" calcext:value-type="float">
            <text:p>6936</text:p>
          </table:table-cell>
          <table:table-cell office:value-type="float" office:value="9428" calcext:value-type="float">
            <text:p>9428</text:p>
          </table:table-cell>
          <table:table-cell office:value-type="float" office:value="10235" calcext:value-type="float">
            <text:p>10235</text:p>
          </table:table-cell>
          <table:table-cell office:value-type="float" office:value="11536" calcext:value-type="float">
            <text:p>11536</text:p>
          </table:table-cell>
          <table:table-cell office:value-type="float" office:value="14130" calcext:value-type="float">
            <text:p>14130</text:p>
          </table:table-cell>
        </table:table-row>
        <table:table-row table:style-name="ro1">
          <table:table-cell office:value-type="string" calcext:value-type="string">
            <text:p>SINU4</text:p>
          </table:table-cell>
          <table:table-cell office:value-type="float" office:value="13154" calcext:value-type="float">
            <text:p>13154</text:p>
          </table:table-cell>
          <table:table-cell office:value-type="float" office:value="11905" calcext:value-type="float">
            <text:p>11905</text:p>
          </table:table-cell>
          <table:table-cell office:value-type="float" office:value="12281" calcext:value-type="float">
            <text:p>12281</text:p>
          </table:table-cell>
          <table:table-cell office:value-type="float" office:value="12268" calcext:value-type="float">
            <text:p>12268</text:p>
          </table:table-cell>
          <table:table-cell office:value-type="float" office:value="12601" calcext:value-type="float">
            <text:p>12601</text:p>
          </table:table-cell>
          <table:table-cell office:value-type="float" office:value="12760" calcext:value-type="float">
            <text:p>12760</text:p>
          </table:table-cell>
        </table:table-row>
        <table:table-row table:style-name="ro1">
          <table:table-cell office:value-type="string" calcext:value-type="string">
            <text:p>SINU8</text:p>
          </table:table-cell>
          <table:table-cell office:value-type="float" office:value="17026" calcext:value-type="float">
            <text:p>17026</text:p>
          </table:table-cell>
          <table:table-cell office:value-type="float" office:value="17030" calcext:value-type="float">
            <text:p>17030</text:p>
          </table:table-cell>
          <table:table-cell office:value-type="float" office:value="16476" calcext:value-type="float">
            <text:p>16476</text:p>
          </table:table-cell>
          <table:table-cell office:value-type="float" office:value="16346" calcext:value-type="float">
            <text:p>16346</text:p>
          </table:table-cell>
          <table:table-cell office:value-type="float" office:value="17327" calcext:value-type="float">
            <text:p>17327</text:p>
          </table:table-cell>
          <table:table-cell office:value-type="float" office:value="16957" calcext:value-type="float">
            <text:p>16957</text:p>
          </table:table-cell>
        </table:table-row>
        <table:table-row table:style-name="ro1">
          <table:table-cell office:value-type="string" calcext:value-type="string">
            <text:p>TEST2N4</text:p>
          </table:table-cell>
          <table:table-cell office:value-type="float" office:value="10289" calcext:value-type="float">
            <text:p>10289</text:p>
          </table:table-cell>
          <table:table-cell office:value-type="float" office:value="10024" calcext:value-type="float">
            <text:p>10024</text:p>
          </table:table-cell>
          <table:table-cell office:value-type="float" office:value="9406" calcext:value-type="float">
            <text:p>9406</text:p>
          </table:table-cell>
          <table:table-cell office:value-type="float" office:value="8136" calcext:value-type="float">
            <text:p>8136</text:p>
          </table:table-cell>
          <table:table-cell office:value-type="float" office:value="9152" calcext:value-type="float">
            <text:p>9152</text:p>
          </table:table-cell>
          <table:table-cell office:value-type="float" office:value="12215" calcext:value-type="float">
            <text:p>12215</text:p>
          </table:table-cell>
        </table:table-row>
        <table:table-row table:style-name="ro1">
          <table:table-cell office:value-type="string" calcext:value-type="string">
            <text:p>TEST2N5</text:p>
          </table:table-cell>
          <table:table-cell office:value-type="float" office:value="8077" calcext:value-type="float">
            <text:p>8077</text:p>
          </table:table-cell>
          <table:table-cell office:value-type="float" office:value="8935" calcext:value-type="float">
            <text:p>8935</text:p>
          </table:table-cell>
          <table:table-cell office:value-type="float" office:value="7494" calcext:value-type="float">
            <text:p>7494</text:p>
          </table:table-cell>
          <table:table-cell office:value-type="float" office:value="7934" calcext:value-type="float">
            <text:p>7934</text:p>
          </table:table-cell>
          <table:table-cell office:value-type="float" office:value="8429" calcext:value-type="float">
            <text:p>8429</text:p>
          </table:table-cell>
          <table:table-cell office:value-type="float" office:value="11384" calcext:value-type="float">
            <text:p>11384</text:p>
          </table:table-cell>
        </table:table-row>
        <table:table-row table:style-name="ro1">
          <table:table-cell office:value-type="string" calcext:value-type="string">
            <text:p>TEST2N6</text:p>
          </table:table-cell>
          <table:table-cell office:value-type="float" office:value="8354" calcext:value-type="float">
            <text:p>8354</text:p>
          </table:table-cell>
          <table:table-cell office:value-type="float" office:value="9655" calcext:value-type="float">
            <text:p>9655</text:p>
          </table:table-cell>
          <table:table-cell office:value-type="float" office:value="6532" calcext:value-type="float">
            <text:p>6532</text:p>
          </table:table-cell>
          <table:table-cell office:value-type="float" office:value="7825" calcext:value-type="float">
            <text:p>7825</text:p>
          </table:table-cell>
          <table:table-cell office:value-type="float" office:value="8101" calcext:value-type="float">
            <text:p>8101</text:p>
          </table:table-cell>
          <table:table-cell office:value-type="float" office:value="11833" calcext:value-type="float">
            <text:p>11833</text:p>
          </table:table-cell>
        </table:table-row>
        <table:table-row table:style-name="ro1">
          <table:table-cell office:value-type="string" calcext:value-type="string">
            <text:p>TEST2N7</text:p>
          </table:table-cell>
          <table:table-cell office:value-type="float" office:value="7417" calcext:value-type="float">
            <text:p>7417</text:p>
          </table:table-cell>
          <table:table-cell office:value-type="float" office:value="9486" calcext:value-type="float">
            <text:p>9486</text:p>
          </table:table-cell>
          <table:table-cell office:value-type="float" office:value="8529" calcext:value-type="float">
            <text:p>8529</text:p>
          </table:table-cell>
          <table:table-cell office:value-type="float" office:value="8692" calcext:value-type="float">
            <text:p>8692</text:p>
          </table:table-cell>
          <table:table-cell office:value-type="float" office:value="8362" calcext:value-type="float">
            <text:p>8362</text:p>
          </table:table-cell>
          <table:table-cell office:value-type="float" office:value="11162" calcext:value-type="float">
            <text:p>11162</text:p>
          </table:table-cell>
        </table:table-row>
        <table:table-row table:style-name="ro1">
          <table:table-cell office:value-type="string" calcext:value-type="string">
            <text:p>TEST30N3</text:p>
          </table:table-cell>
          <table:table-cell office:value-type="float" office:value="6176" calcext:value-type="float">
            <text:p>6176</text:p>
          </table:table-cell>
          <table:table-cell office:value-type="float" office:value="6216" calcext:value-type="float">
            <text:p>6216</text:p>
          </table:table-cell>
          <table:table-cell office:value-type="float" office:value="6397" calcext:value-type="float">
            <text:p>6397</text:p>
          </table:table-cell>
          <table:table-cell office:value-type="float" office:value="6829" calcext:value-type="float">
            <text:p>6829</text:p>
          </table:table-cell>
          <table:table-cell office:value-type="float" office:value="7015" calcext:value-type="float">
            <text:p>7015</text:p>
          </table:table-cell>
          <table:table-cell office:value-type="float" office:value="7178" calcext:value-type="float">
            <text:p>7178</text:p>
          </table:table-cell>
        </table:table-row>
        <table:table-row table:style-name="ro1">
          <table:table-cell office:value-type="string" calcext:value-type="string">
            <text:p>TEST30N4</text:p>
          </table:table-cell>
          <table:table-cell office:value-type="float" office:value="6473" calcext:value-type="float">
            <text:p>6473</text:p>
          </table:table-cell>
          <table:table-cell office:value-type="float" office:value="6756" calcext:value-type="float">
            <text:p>6756</text:p>
          </table:table-cell>
          <table:table-cell office:value-type="float" office:value="6627" calcext:value-type="float">
            <text:p>6627</text:p>
          </table:table-cell>
          <table:table-cell office:value-type="float" office:value="6509" calcext:value-type="float">
            <text:p>6509</text:p>
          </table:table-cell>
          <table:table-cell office:value-type="float" office:value="6676" calcext:value-type="float">
            <text:p>6676</text:p>
          </table:table-cell>
          <table:table-cell office:value-type="float" office:value="6518" calcext:value-type="float">
            <text:p>6518</text:p>
          </table:table-cell>
        </table:table-row>
        <table:table-row table:style-name="ro1">
          <table:table-cell table:number-columns-repeated="7"/>
        </table:table-row>
        <table:table-row table:style-name="ro2">
          <table:table-cell table:style-name="ce2"/>
          <table:table-cell table:style-name="ce2" table:formula="of:=SUM([.B2:.B34])" office:value-type="float" office:value="356826" calcext:value-type="float">
            <text:p>356826</text:p>
          </table:table-cell>
          <table:table-cell table:style-name="ce2" table:formula="of:=SUM([.C2:.C34])" office:value-type="float" office:value="359031" calcext:value-type="float">
            <text:p>359031</text:p>
          </table:table-cell>
          <table:table-cell table:style-name="ce2" table:formula="of:=SUM([.D2:.D34])" office:value-type="float" office:value="354293" calcext:value-type="float">
            <text:p>354293</text:p>
          </table:table-cell>
          <table:table-cell table:style-name="ce8" table:formula="of:=SUM([.E2:.E34])" office:value-type="float" office:value="371169" calcext:value-type="float">
            <text:p>371169</text:p>
          </table:table-cell>
          <table:table-cell table:style-name="ce2" table:formula="of:=SUM([.F2:.F34])" office:value-type="float" office:value="390720" calcext:value-type="float">
            <text:p>390720</text:p>
          </table:table-cell>
          <table:table-cell table:style-name="ce2" table:formula="of:=SUM([.G2:.G34])" office:value-type="float" office:value="442761" calcext:value-type="float">
            <text:p>44276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experiments with pnumber</text:p>
          </table:table-cell>
          <table:table-cell table:number-columns-repeated="5"/>
        </table:table-row>
        <table:table-row table:style-name="ro1" table:number-rows-repeated="1048537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Micro Hei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2T08:49:37.830956490</meta:creation-date>
    <dc:date>2023-02-12T12:19:40.984087203</dc:date>
    <meta:editing-duration>PT3H29M44S</meta:editing-duration>
    <meta:editing-cycles>41</meta:editing-cycles>
    <meta:generator>LibreOffice/7.4.5.1$Linux_X86_64 LibreOffice_project/40$Build-1</meta:generator>
    <meta:document-statistic meta:table-count="5" meta:cell-count="1781" meta:object-count="0"/>
  </office:meta>
</office:document-meta>
</file>